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25.709cm" fo:margin-left="0cm" fo:break-before="page" table:align="left"/>
    </style:style>
    <style:style style:name="Tableau3.A" style:family="table-column">
      <style:table-column-properties style:column-width="2.288cm"/>
    </style:style>
    <style:style style:name="Tableau3.B" style:family="table-column">
      <style:table-column-properties style:column-width="7.479cm"/>
    </style:style>
    <style:style style:name="Tableau3.C" style:family="table-column">
      <style:table-column-properties style:column-width="4.542cm"/>
    </style:style>
    <style:style style:name="Tableau3.D" style:family="table-column">
      <style:table-column-properties style:column-width="2.693cm"/>
    </style:style>
    <style:style style:name="Tableau3.E" style:family="table-column">
      <style:table-column-properties style:column-width="2.466cm"/>
    </style:style>
    <style:style style:name="Tableau3.F" style:family="table-column">
      <style:table-column-properties style:column-width="6.241cm"/>
    </style:style>
    <style:style style:name="Tableau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fo:background-color="#c0c0c0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none" fo:border-top="none" fo:border-bottom="0.05pt solid #000000"/>
    </style:style>
    <style:style style:name="Tableau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none" fo:border-top="none" fo:border-bottom="0.05pt solid #000000"/>
    </style:style>
    <style:style style:name="Tableau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6" style:family="table-row">
      <style:table-row-properties style:min-row-height="1.014cm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none" fo:border-top="none" fo:border-bottom="0.05pt solid #000000"/>
    </style:style>
    <style:style style:name="Tableau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none" fo:border-top="none" fo:border-bottom="0.05pt solid #000000"/>
    </style:style>
    <style:style style:name="Tableau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none" fo:border-top="none" fo:border-bottom="0.05pt solid #000000"/>
    </style:style>
    <style:style style:name="Tableau3.E8" style:family="table-cell">
      <style:table-cell-properties fo:padding="0.097cm" fo:border-left="0.05pt solid #000000" fo:border-right="none" fo:border-top="none" fo:border-bottom="0.05pt solid #000000"/>
    </style:style>
    <style:style style:name="Tableau3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9" style:family="table-row">
      <style:table-row-properties style:min-row-height="2.401cm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none" fo:border-top="none" fo:border-bottom="0.05pt solid #000000"/>
    </style:style>
    <style:style style:name="Tableau3.E9" style:family="table-cell">
      <style:table-cell-properties fo:padding="0.097cm" fo:border-left="0.05pt solid #000000" fo:border-right="none" fo:border-top="none" fo:border-bottom="0.05pt solid #000000"/>
    </style:style>
    <style:style style:name="Tableau3.F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28a9e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0pt" fo:font-style="normal" officeooo:rsid="0012c5cd" officeooo:paragraph-rsid="00228a9e" style:font-name-asian="Calibri" style:font-size-asian="10pt" style:font-style-asian="normal" style:font-name-complex="Calibri" style:font-size-complex="10pt" style:font-style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0pt" fo:font-style="normal" officeooo:rsid="002c1787" officeooo:paragraph-rsid="002c1787" style:font-name-asian="Calibri" style:font-size-asian="10pt" style:font-style-asian="normal" style:font-name-complex="Calibri" style:font-size-complex="10pt" style:font-style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0pt" fo:font-style="normal" officeooo:rsid="003342a1" officeooo:paragraph-rsid="003342a1" style:font-name-asian="Calibri" style:font-size-asian="10pt" style:font-style-asian="normal" style:font-name-complex="Calibri" style:font-size-complex="10pt" style:font-style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0pt" fo:font-style="normal" fo:font-weight="bold" officeooo:rsid="0027e174" officeooo:paragraph-rsid="0027e174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0pt" fo:font-style="normal" fo:font-weight="bold" officeooo:rsid="0027e174" officeooo:paragraph-rsid="002c1787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0pt" fo:font-style="normal" fo:font-weight="bold" officeooo:rsid="000e438b" officeooo:paragraph-rsid="0029a834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0pt" fo:font-style="normal" fo:font-weight="normal" officeooo:rsid="0027e174" officeooo:paragraph-rsid="0027e174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0pt" fo:font-style="normal" fo:font-weight="normal" officeooo:rsid="002c1787" officeooo:paragraph-rsid="002876c5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0pt" fo:font-style="normal" fo:font-weight="normal" officeooo:rsid="002c1787" officeooo:paragraph-rsid="002c1787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style="normal" fo:font-weight="bold" officeooo:rsid="0027e174" officeooo:paragraph-rsid="002b59dc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fo:font-style="normal" fo:font-weight="bold" officeooo:rsid="0027e174" officeooo:paragraph-rsid="0027e174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pt" fo:font-style="normal" fo:font-weight="normal" officeooo:rsid="002c1787" officeooo:paragraph-rsid="002c1787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style="normal" fo:font-weight="normal" officeooo:rsid="002b59dc" officeooo:paragraph-rsid="002b59dc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style="normal" fo:font-weight="normal" officeooo:rsid="0027e174" officeooo:paragraph-rsid="0027e174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0pt" fo:font-weight="bold" officeooo:rsid="00047028" officeooo:paragraph-rsid="00228a9e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047028" officeooo:paragraph-rsid="00228a9e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047028" officeooo:paragraph-rsid="002b59dc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10d609" officeooo:paragraph-rsid="00228a9e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02748cf" officeooo:paragraph-rsid="002748cf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officeooo:rsid="002b59dc" officeooo:paragraph-rsid="002b59dc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font-size="10pt" officeooo:rsid="002c1787" officeooo:paragraph-rsid="002c1787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officeooo:rsid="002e2c69" officeooo:paragraph-rsid="002e2c69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font-size="10pt" officeooo:rsid="003342a1" officeooo:paragraph-rsid="003342a1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officeooo:paragraph-rsid="00228a9e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font-size="10pt" officeooo:rsid="00348d0c" officeooo:paragraph-rsid="00348d0c" style:font-size-asian="10pt" style:font-size-complex="10pt"/>
    </style:style>
    <style:style style:name="P27" style:family="paragraph" style:parent-style-name="Table_20_Contents">
      <style:paragraph-properties fo:line-height="115%" fo:text-align="start" style:justify-single-word="false" style:writing-mode="page"/>
      <style:text-properties fo:font-size="10pt" officeooo:rsid="00047028" officeooo:paragraph-rsid="00228a9e" style:font-size-asian="10pt" style:font-size-complex="10pt"/>
    </style:style>
    <style:style style:name="P28" style:family="paragraph" style:parent-style-name="Table_20_Contents">
      <style:paragraph-properties fo:line-height="150%" fo:text-align="start" style:justify-single-word="false" style:writing-mode="page"/>
      <style:text-properties fo:font-size="10pt" officeooo:rsid="00047028" officeooo:paragraph-rsid="0029a834" style:font-size-asian="10pt" style:font-size-complex="10pt"/>
    </style:style>
    <style:style style:name="P29" style:family="paragraph" style:parent-style-name="Table_20_Contents">
      <style:paragraph-properties fo:line-height="150%" fo:text-align="start" style:justify-single-word="false" style:writing-mode="page"/>
      <style:text-properties fo:font-size="10pt" officeooo:rsid="00047028" officeooo:paragraph-rsid="00228a9e" style:font-size-asian="10pt" style:font-size-complex="10pt"/>
    </style:style>
    <style:style style:name="P30" style:family="paragraph" style:parent-style-name="Table_20_Contents">
      <style:paragraph-properties fo:line-height="115%" fo:text-align="start" style:justify-single-word="false" style:writing-mode="page"/>
      <style:text-properties fo:font-size="10pt" officeooo:paragraph-rsid="00228a9e" style:font-size-asian="10pt" style:font-size-complex="10pt"/>
    </style:style>
    <style:style style:name="P3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size="10pt" officeooo:rsid="002b59dc" officeooo:paragraph-rsid="002c1787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028" style:font-weight-asian="bold" style:font-weight-complex="bold"/>
    </style:style>
    <style:style style:name="T3" style:family="text">
      <style:text-properties fo:font-weight="bold" officeooo:rsid="0029a834" style:font-weight-asian="bold" style:font-weight-complex="bold"/>
    </style:style>
    <style:style style:name="T4" style:family="text">
      <style:text-properties fo:font-weight="bold" officeooo:rsid="002b59dc" style:font-weight-asian="bold" style:font-weight-complex="bold"/>
    </style:style>
    <style:style style:name="T5" style:family="text">
      <style:text-properties officeooo:rsid="00047028"/>
    </style:style>
    <style:style style:name="T6" style:family="text">
      <style:text-properties officeooo:rsid="0019069a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22cfef" style:font-size-asian="10pt" style:font-size-complex="10pt"/>
    </style:style>
    <style:style style:name="T9" style:family="text">
      <style:text-properties fo:font-size="10pt" officeooo:rsid="002b59dc" style:font-size-asian="10pt" style:font-size-complex="10pt"/>
    </style:style>
    <style:style style:name="T10" style:family="text">
      <style:text-properties officeooo:rsid="00241e2d"/>
    </style:style>
    <style:style style:name="T11" style:family="text">
      <style:text-properties officeooo:rsid="002b59dc"/>
    </style:style>
    <style:style style:name="T12" style:family="text">
      <style:text-properties officeooo:rsid="002c1787"/>
    </style:style>
    <style:style style:name="T13" style:family="text">
      <style:text-properties officeooo:rsid="0031a359"/>
    </style:style>
    <style:style style:name="T14" style:family="text">
      <style:text-properties officeooo:rsid="0022cf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table:number-columns-spanned="5" office:value-type="string">
            <text:p text:style-name="P16"><text:span text:style-name="T6">F</text:span>ICHE DE PRÉPARATION</text:p>
          </table:table-cell>
          <table:covered-table-cell/>
          <table:covered-table-cell/>
          <table:covered-table-cell/>
          <table:covered-table-cell/>
          <table:table-cell table:style-name="Tableau3.F1" office:value-type="string">
            <text:p text:style-name="P16"/>
          </table:table-cell>
        </table:table-row>
        <table:table-row>
          <table:table-cell table:style-name="Tableau3.A6" office:value-type="string">
            <text:p text:style-name="P29"><text:span text:style-name="T1">Classe</text:span> : <text:span text:style-name="T13">CM1 - CM2</text:span></text:p>
          </table:table-cell>
          <table:table-cell table:style-name="Tableau3.B2" table:number-columns-spanned="3" office:value-type="string">
            <text:p text:style-name="P28"><text:span text:style-name="T1">Titre </text:span>: <text:span text:style-name="T11">Le carré magique : Code correcteur par parité</text:span></text:p>
          </table:table-cell>
          <table:covered-table-cell/>
          <table:covered-table-cell/>
          <table:table-cell table:style-name="Tableau3.E2" table:number-columns-spanned="2" office:value-type="string">
            <text:p text:style-name="P29"><text:span text:style-name="T1">Séance </text:span><text:span text:style-name="T3">n° </text:span><text:span text:style-name="T4">1</text:span></text:p>
          </table:table-cell>
          <table:covered-table-cell/>
        </table:table-row>
        <table:table-row>
          <table:table-cell table:style-name="Tableau3.A3" table:number-columns-spanned="6" office:value-type="string">
            <text:p text:style-name="P27"><text:span text:style-name="T1">Domaine du socle commun </text:span>: Comprendre, <text:span text:style-name="T12">rechercher des informations face à un problème</text:span></text:p>
            <text:p text:style-name="P27"><text:span text:style-name="T1">Domaine disciplinaire</text:span> : <text:span text:style-name="T10">Mathématiques, Informatique</text:span></text:p>
            <text:p text:style-name="P27"><text:span text:style-name="T1">Compétences travaillées</text:span> : <text:span text:style-name="T11">Analyser un mécanisme de détection d’erreur, comprendre son fonctionnement et le reproduire</text:span></text:p>
            <text:p text:style-name="P30"><text:span text:style-name="T2">Objectifs </text:span><text:span text:style-name="T5">: <text:s/>Comprendre le concept de code correcteu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2" office:value-type="string">
            <text:p text:style-name="P17">DÉROULEMENT</text:p>
          </table:table-cell>
          <table:covered-table-cell/>
          <table:table-cell table:style-name="Tableau3.C4" office:value-type="string">
            <text:p text:style-name="P19">TACHE DE L’ÉLÈVE</text:p>
            <text:p text:style-name="P20">attendue/supposée</text:p>
          </table:table-cell>
          <table:table-cell table:style-name="Tableau3.D4" office:value-type="string">
            <text:p text:style-name="P17">MATÉRIEL</text:p>
          </table:table-cell>
          <table:table-cell table:style-name="Tableau3.E4" office:value-type="string">
            <text:p text:style-name="P17">NOTES</text:p>
          </table:table-cell>
          <table:table-cell table:style-name="Tableau3.F4" office:value-type="string">
            <text:p text:style-name="P23">RÔLE DES ANIMATEURS</text:p>
          </table:table-cell>
        </table:table-row>
        <table:table-row>
          <table:table-cell table:style-name="Tableau3.A6" office:value-type="string">
            <text:p text:style-name="P17"><text:span text:style-name="T1">Temps </text:span>: <text:span text:style-name="T11">2 min</text:span></text:p>
          </table:table-cell>
          <table:table-cell table:style-name="Tableau3.B6" office:value-type="string">
            <text:p text:style-name="P12"><text:span text:style-name="T14">P</text:span>résentation et explication de l’activité <text:span text:style-name="T11">au tableau</text:span></text:p>
            <text:p text:style-name="P12">Phase orale</text:p>
            <text:p text:style-name="P15">L’activité est expliquée aux élèves. <text:span text:style-name="T11">On présente ce qui va être fait.</text:span></text:p>
          </table:table-cell>
          <table:table-cell table:style-name="Tableau3.C5" office:value-type="string">
            <text:p text:style-name="P13">Rester attentif</text:p>
          </table:table-cell>
          <table:table-cell table:style-name="Tableau3.D6" office:value-type="string">
            <text:p text:style-name="P21">Un projecteur ou</text:p>
            <text:p text:style-name="P21">des magnets pour tableau</text:p>
          </table:table-cell>
          <table:table-cell table:style-name="Tableau3.E5" office:value-type="string">
            <text:p text:style-name="P2"/>
          </table:table-cell>
          <table:table-cell table:style-name="Tableau3.F5" office:value-type="string">
            <text:p text:style-name="P4">Explication de l’activité</text:p>
          </table:table-cell>
        </table:table-row>
        <table:table-row table:style-name="Tableau3.6">
          <table:table-cell table:style-name="Tableau3.A6" office:value-type="string">
            <text:p text:style-name="P18"><text:span text:style-name="T1">Temps </text:span>: <text:span text:style-name="T11">5 min</text:span></text:p>
          </table:table-cell>
          <table:table-cell table:style-name="Tableau3.B6" office:value-type="string">
            <text:p text:style-name="P11">Phase orale : <text:span text:style-name="T11">Démonstration</text:span></text:p>
            <text:p text:style-name="P14">Le magicien fait plusieurs démonstration au tableau.</text:p>
            <text:p text:style-name="P14">(Assistant au tableau, magicien sort de la salle)</text:p>
            <text:p text:style-name="P14">On <text:span text:style-name="T12">peut </text:span>montre<text:span text:style-name="T12">r</text:span> qu’il ne mémorise pas le motif.</text:p>
          </table:table-cell>
          <table:table-cell table:style-name="Tableau3.C6" office:value-type="string">
            <text:p text:style-name="P13">Rester attentif / Faire des premières observations</text:p>
            <text:p text:style-name="P13"/>
          </table:table-cell>
          <table:table-cell table:style-name="Tableau3.D6" office:value-type="string">
            <text:p text:style-name="P21">Un projecteur ou</text:p>
            <text:p text:style-name="P21">des magnets pour tableau</text:p>
          </table:table-cell>
          <table:table-cell table:style-name="Tableau3.E6" office:value-type="string">
            <text:p text:style-name="P2"/>
          </table:table-cell>
          <table:table-cell table:style-name="Tableau3.F6" office:value-type="string">
            <text:p text:style-name="P4">Démonstration avec le magicien au tableau.</text:p>
          </table:table-cell>
        </table:table-row>
        <table:table-row>
          <table:table-cell table:style-name="Tableau3.A8" office:value-type="string">
            <text:p text:style-name="P17"><text:span text:style-name="T1">Temps </text:span>: <text:span text:style-name="T12">15 min</text:span></text:p>
          </table:table-cell>
          <table:table-cell table:style-name="Tableau3.B8" office:value-type="string">
            <text:p text:style-name="P5">En groupe/par îlots</text:p>
            <text:p text:style-name="P8">Les élèves <text:span text:style-name="T11">se voient donner les tas de cases. Le magicien et son assistant passent dans tous les groupes en roulement. Les élèves essayent de comprendre</text:span></text:p>
          </table:table-cell>
          <table:table-cell table:style-name="Tableau3.C7" office:value-type="string">
            <text:p text:style-name="P3">Essayer de comprendre le fonctionnement</text:p>
          </table:table-cell>
          <table:table-cell table:style-name="Tableau3.D8" office:value-type="string">
            <text:p text:style-name="P21">Des petites cases blanches et noires</text:p>
          </table:table-cell>
          <table:table-cell table:style-name="Tableau3.E7" office:value-type="string">
            <text:p text:style-name="P22">Ne pas trop séparer les lignes au début, changement à la main rapide</text:p>
          </table:table-cell>
          <table:table-cell table:style-name="Tableau3.F7" office:value-type="string">
            <text:p text:style-name="P24">Démonstration en petits groupes fait par groupe de deux animateurs. L’un des deux doit absolument surveiller que les enfants ne trichent pas.</text:p>
          </table:table-cell>
        </table:table-row>
        <table:table-row>
          <table:table-cell table:style-name="Tableau3.A8" office:value-type="string">
            <text:p text:style-name="P17"><text:span text:style-name="T1">Temps </text:span>: <text:span text:style-name="T12">15 min</text:span></text:p>
          </table:table-cell>
          <table:table-cell table:style-name="Tableau3.B8" office:value-type="string">
            <text:p text:style-name="P6">En groupe/par îlots : <text:span text:style-name="T12">guidage des élèves</text:span></text:p>
            <text:p text:style-name="P9">Les élèves sont guidés en mettant les cases supplémentaires de côté. On leur fait remarquer des propriétés sur le nombres de cases par ligne/colonne. Si des élèves ont compris, on leur fait faire deviner à leurs camarades. <text:span text:style-name="T13">Si tout un îlot a compris, nous leur demandons d’essayer avec deux cases retournées. Nous pouvons aussi leur demander de nous faire le tour.</text:span></text:p>
          </table:table-cell>
          <table:table-cell table:style-name="Tableau3.C8" office:value-type="string">
            <text:p text:style-name="P3">Utiliser les indications pour trouver des propriétés sur les cases.</text:p>
            <text:p text:style-name="P3">Comprendre le fonctionnement.</text:p>
          </table:table-cell>
          <table:table-cell table:style-name="Tableau3.D8" office:value-type="string">
            <text:p text:style-name="P31">Des petites cases blanches et noires</text:p>
          </table:table-cell>
          <table:table-cell table:style-name="Tableau3.E8" office:value-type="string">
            <text:p text:style-name="P25"/>
          </table:table-cell>
          <table:table-cell table:style-name="Tableau3.F8" office:value-type="string">
            <text:p text:style-name="P24">Il faut essayer de leur faire dire ce qu’ils comprennent et essayer de leur faire deviner les étapes suivantes. </text:p>
            <text:p text:style-name="P24">Essayer de garder une idée globale de qui en est où afin d’éviter le déséquilibre dans la classe.</text:p>
          </table:table-cell>
        </table:table-row>
        <table:table-row table:style-name="Tableau3.9">
          <table:table-cell table:style-name="Tableau3.A9" office:value-type="string">
            <text:p text:style-name="P17"><text:span text:style-name="T1">Temps </text:span>: <text:span text:style-name="T11">5 min</text:span></text:p>
          </table:table-cell>
          <table:table-cell table:style-name="Tableau3.B9" office:value-type="string">
            <text:p text:style-name="P7">C<text:span text:style-name="T12">onclusion</text:span> </text:p>
            <text:p text:style-name="P10">On refait un exemple au tableau pour vérifier que tout le monde a compris le mécanisme. </text:p>
            <text:p text:style-name="P10">On explique la notion de code correcteur aux élèves et pourquoi c’est utile dans le cas de <text:soft-page-break/>messages en réseau par exemple. </text:p>
          </table:table-cell>
          <table:table-cell table:style-name="Tableau3.C9" office:value-type="string">
            <text:p text:style-name="P3">Rester attentif 5min</text:p>
          </table:table-cell>
          <table:table-cell table:style-name="Tableau3.D9" office:value-type="string">
            <text:p text:style-name="P21">Un projecteur ou</text:p>
            <text:p text:style-name="P21">des magnets pour tableau</text:p>
          </table:table-cell>
          <table:table-cell table:style-name="Tableau3.E9" office:value-type="string">
            <text:p text:style-name="P22">Enlever les cases des tables pour qu’ils se concentrent</text:p>
          </table:table-cell>
          <table:table-cell table:style-name="Tableau3.F9" office:value-type="string">
            <text:p text:style-name="P26">C’est de l’informatique parce que.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elle Quinson</meta:initial-creator>
    <meta:creation-date>2018-11-03T09:42:10.486037752</meta:creation-date>
    <dc:date>2020-02-20T10:20:06.454335635</dc:date>
    <meta:editing-duration>PT3H50M42S</meta:editing-duration>
    <meta:editing-cycles>22</meta:editing-cycles>
    <meta:generator>LibreOffice/6.1.5.2$Linux_X86_64 LibreOffice_project/10$Build-2</meta:generator>
    <meta:document-statistic meta:table-count="1" meta:image-count="0" meta:object-count="0" meta:page-count="2" meta:paragraph-count="55" meta:word-count="435" meta:character-count="2639" meta:non-whitespace-character-count="2254"/>
  </office:meta>
</office:document-meta>
</file>